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dec5" officeooo:paragraph-rsid="001ddec5"/>
    </style:style>
    <style:style style:name="P2" style:family="paragraph" style:parent-style-name="Standard">
      <style:text-properties officeooo:rsid="001f5ac9" officeooo:paragraph-rsid="001f5ac9"/>
    </style:style>
    <style:style style:name="P3" style:family="paragraph" style:parent-style-name="Standard">
      <style:text-properties officeooo:rsid="001f5ac9" officeooo:paragraph-rsid="0020a831"/>
    </style:style>
    <style:style style:name="P4" style:family="paragraph" style:parent-style-name="Standard">
      <style:text-properties officeooo:rsid="0020a831" officeooo:paragraph-rsid="0020a831"/>
    </style:style>
    <style:style style:name="P5" style:family="paragraph" style:parent-style-name="Standard">
      <style:text-properties officeooo:rsid="002143cc" officeooo:paragraph-rsid="002143cc"/>
    </style:style>
    <style:style style:name="P6" style:family="paragraph" style:parent-style-name="Standard">
      <style:text-properties officeooo:rsid="002143cc" officeooo:paragraph-rsid="00220ba8"/>
    </style:style>
    <style:style style:name="P7" style:family="paragraph" style:parent-style-name="Standard">
      <style:text-properties officeooo:rsid="00220ba8" officeooo:paragraph-rsid="00220ba8"/>
    </style:style>
    <style:style style:name="T1" style:family="text">
      <style:text-properties officeooo:rsid="0020a831"/>
    </style:style>
    <style:style style:name="T2" style:family="text">
      <style:text-properties officeooo:rsid="00220b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TS draft<text:line-break/><text:line-break/>Elected leader of world</text:p>
      <text:p text:style-name="P1">First job is to fix the world</text:p>
      <text:p text:style-name="P1">Then advance science until time travel is a thing</text:p>
      <text:p text:style-name="P1">Time travel brings AI and kills you<text:line-break/>Creates a save point whenever you time travel with the option to go back to those points or upload them online</text:p>
      <text:p text:style-name="P1">Multiplayer is downloading other people’s save points and killing them as AI or fighting against the AI.<text:line-break/>AI is an advanced space race that mostly leaves you alone unless you time travel as that’s a threat to their existence. Can be encountered and fought naturally but won’t hit you full force unless you time travel.<text:line-break/><text:line-break/>2.5 D rts with different layers of a battlefield: space, sea, land etc. Cities can be built yourself and naturally grow. You can define limits in which case buildings will get taller instead. Can be micromanaged or left on their own.</text:p>
      <text:p text:style-name="P2"/>
      <text:p text:style-name="P3">Population types:<text:line-break/><text:line-break/>Labour</text:p>
      <text:p text:style-name="P2">Skilled Labour</text:p>
      <text:p text:style-name="P2">Research</text:p>
      <text:p text:style-name="P2">Public Service</text:p>
      <text:p text:style-name="P4">Military</text:p>
      <text:p text:style-name="P2">Professional</text:p>
      <text:p text:style-name="P2">Unemployed</text:p>
      <text:p text:style-name="P2"/>
      <text:p text:style-name="P2">Public service jobs are controlled by your spending. You can increase jobs available and the pay per job.</text:p>
      <text:p text:style-name="P2">Unemployed is affected by <text:span text:style-name="T1">jobs available and welfare. Low welfare spending will reduce unemployment but also reduce quality of life. Higher welfare spending will increase both.</text:span></text:p>
      <text:p text:style-name="P4">You can also use public service spending to reduce unemployment by spending more in public service.</text:p>
      <text:p text:style-name="P4">Research jobs are a percentage of the population that is higher as qol gets higher. Can also provide funding to increase it further.<text:line-break/>Labour is affected by growth rate. Fast growing cities will have more labour force.<text:line-break/></text:p>
      <text:p text:style-name="P4">Skilled labour is affected by factories and quality of pay in those factories. As a planet/city wealth increases making people do skilled labour will get more and more expensive and unemployment will rise. Robotic replacements will become required.</text:p>
      <text:p text:style-name="P4"/>
      <text:p text:style-name="P4">Colonising a planet will require you to pay people a LOT, more so the more planets you have and the nicer the planet they’re leaving from. Quality of life and population type affect this. A professional in a bit city will cos a fortune. Labour from a small town will be cheaper. Researchers will naturally be willing to colonise but are also expensive.</text:p>
      <text:p text:style-name="P4"/>
      <text:p text:style-name="P4">Resources:<text:line-break/><text:line-break/>Money, Population.<text:line-break/><text:line-break/><text:soft-page-break/>To build something you pay for labour, the more labour you pay for the faster it will get done. Labour is cheaper the more of it available for a given location.</text:p>
      <text:p text:style-name="P4"/>
      <text:p text:style-name="P4">Buildings:<text:line-break/></text:p>
      <text:p text:style-name="P6">You choose zones to allow houses to be built privately. You can also allocate labour to build housing of a certain type in an area and limit types of houses in areas. This is the same for public buildings. Nicer public buildings and houses increases qol.<text:line-break/><text:line-break/>Mines, factories, transport and the like you have to place yourself. Ugly factories can make an area less desirable to live in.</text:p>
      <text:p text:style-name="P6"/>
      <text:p text:style-name="P6"><text:span text:style-name="T2">Transportable </text:span>Resources:<text:line-break/><text:line-break/>Fuel</text:p>
      <text:p text:style-name="P5">Organic</text:p>
      <text:p text:style-name="P5">Earth</text:p>
      <text:p text:style-name="P5">Metal</text:p>
      <text:p text:style-name="P5">Rare Metal</text:p>
      <text:p text:style-name="P5">Fissile</text:p>
      <text:p text:style-name="P6">Nano</text:p>
      <text:p text:style-name="P7">Fussile</text:p>
      <text:p text:style-name="P7">Exotic Particles</text:p>
      <text:p text:style-name="P7">White Matter (chunk of a white dwarf stored under magnet fields)</text:p>
      <text:p text:style-name="P7">Black Matter (compressed at an event horizon, information stored holographicall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20:06:49.174000000</meta:creation-date>
    <dc:date>2017-08-25T21:05:45.399000000</dc:date>
    <meta:editing-duration>PT9M53S</meta:editing-duration>
    <meta:editing-cycles>1</meta:editing-cycles>
    <meta:generator>LibreOffice/5.2.1.2$Windows_x86 LibreOffice_project/31dd62db80d4e60af04904455ec9c9219178d620</meta:generator>
    <meta:document-statistic meta:table-count="0" meta:image-count="0" meta:object-count="0" meta:page-count="2" meta:paragraph-count="32" meta:word-count="492" meta:character-count="2920" meta:non-whitespace-character-count="2451"/>
  </office:meta>
</office:document-meta>
</file>